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7.014cm" fo:margin-left="-0.016cm" fo:margin-right="0cm" table:align="margins"/>
    </style:style>
    <style:style style:name="Tabell1.A" style:family="table-column">
      <style:table-column-properties style:column-width="2.353cm" style:rel-column-width="1334*"/>
    </style:style>
    <style:style style:name="Tabell1.B" style:family="table-column">
      <style:table-column-properties style:column-width="2.355cm" style:rel-column-width="1335*"/>
    </style:style>
    <style:style style:name="Tabell1.C" style:family="table-column">
      <style:table-column-properties style:column-width="0.556cm" style:rel-column-width="315*"/>
    </style:style>
    <style:style style:name="Tabell1.E" style:family="table-column">
      <style:table-column-properties style:column-width="2.672cm" style:rel-column-width="1515*"/>
    </style:style>
    <style:style style:name="Tabell1.F" style:family="table-column">
      <style:table-column-properties style:column-width="8.52cm" style:rel-column-width="4830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F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KPCMS: URL handling</text:h>
      <text:p text:style-name="Text_20_body">Author: Kristoffer Paulsson<text:line-break/>Created: 2007-02-13<text:line-break/>Last update: 2007-02-26<text:line-break/>License: Not set</text:p>
      <text:h text:style-name="Heading_20_2" text:outline-level="2" text:is-list-header="true">Abstract</text:h>
      <text:p text:style-name="Text_20_body">This document describes the KPCMS URL handling. How the CMS should handle URI:s and data storing formats. The URI:s in KPCMS are all virtual witch means that the URL structure is not visible on the physical hard drive, but generated by the system on request of a User-Agent. The URL handling is fully integrated with the hypertext protocol in such a way, that correct HTTP headers could be sent in response if something isn't correct. By doing so, there is an improved control over how search engines treats the delivered pages.</text:p>
      <text:h text:style-name="Heading_20_2" text:outline-level="2" text:is-list-header="true">URI Entry</text:h>
      <text:p text:style-name="Text_20_body">The KPCMS system works with URI entries. The entries are stored in XML files in directory root/sites/entries, where <text:span text:style-name="T1">root</text:span> is the root directory of the KPCMS installation. The entries are named by the <text:span text:style-name="T2">sha1</text:span> hash of the absolute URI ending with .entry.xml ( [sha1('/index.html')].entry.xml ).</text:p>
      <text:h text:style-name="Heading_20_2" text:outline-level="2">Entry data format</text:h>
      <text:p text:style-name="Kod">&lt;?xml version="1.0" encoding="iso-8859-1"?&gt;</text:p>
      <text:p text:style-name="Kod">&lt;kpcms&gt;</text:p>
      <text:p text:style-name="Kod"><text:tab/>&lt;urlentry&gt;</text:p>
      <text:p text:style-name="Kod"><text:tab/><text:tab/>&lt;url&gt;/members/login.html&lt;/url&gt; /* The path (absolute) of the uri. */</text:p>
      <text:p text:style-name="Kod"><text:tab/><text:tab/>&lt;type&gt;resource&lt;/type&gt; /* Type of resource, [ resource | redirect | gone ]. */</text:p>
      <text:p text:style-name="Kod"><text:tab/><text:tab/>&lt;resource&gt; /* If the type is "resource", then should contain all this stuff. */</text:p>
      <text:p text:style-name="Kod"><text:tab/><text:tab/><text:tab/>&lt;base&gt;/members&lt;/base&gt; /* If this resource was derivied from an instance of an component that is recursive, then this fields tells the base absolute path of that instance. */</text:p>
      <text:p text:style-name="Kod"><text:tab/><text:tab/><text:tab/>&lt;allowed&gt;/* Methods allowed to use on this resource. */</text:p>
      <text:p text:style-name="Kod"><text:tab/><text:tab/><text:tab/><text:tab/>&lt;method&gt;POST&lt;/method&gt;</text:p>
      <text:p text:style-name="Kod"><text:tab/><text:tab/><text:tab/><text:tab/>&lt;method&gt;GET&lt;/method&gt;</text:p>
      <text:p text:style-name="Kod"><text:tab/><text:tab/><text:tab/><text:tab/>&lt;method&gt;HEAD&lt;/method&gt;</text:p>
      <text:p text:style-name="Kod"><text:tab/><text:tab/><text:tab/>&lt;/allowed&gt;</text:p>
      <text:p text:style-name="Kod"><text:tab/><text:tab/><text:tab/>&lt;translations&gt; /* The resource is available in the following translations. */</text:p>
      <text:p text:style-name="Kod"><text:tab/><text:tab/><text:tab/><text:tab/>&lt;language&gt;en&lt;/language&gt;</text:p>
      <text:p text:style-name="Kod"><text:tab/><text:tab/><text:tab/><text:tab/>&lt;language&gt;sv&lt;/language&gt;</text:p>
      <text:p text:style-name="Kod"><text:tab/><text:tab/><text:tab/>&lt;/translations&gt;</text:p>
      <text:p text:style-name="Kod"><text:tab/><text:tab/><text:tab/>&lt;cached&gt;no-cache&lt;/cached&gt; /* Unix timestamp of the time of the server cache, if exists. [ timespamp | no-cache ] */</text:p>
      <text:p text:style-name="Kod"><text:tab/><text:tab/><text:tab/>&lt;created&gt;&lt;/created&gt; /* Unix timestamp for creation. */</text:p>
      <text:p text:style-name="Kod"><text:tab/><text:tab/><text:tab/>&lt;modified&gt;&lt;/modified&gt; /* Unix timestamp for last modified. */</text:p>
      <text:p text:style-name="Kod"><text:tab/><text:tab/><text:tab/>&lt;expires&gt;&lt;/expires&gt; /* [ timestamp | expired | never ] */</text:p>
      <text:p text:style-name="Kod"><text:tab/><text:tab/><text:tab/>&lt;protect&gt;no&lt;/protect&gt; /* If the resource should be cached on transimtion. [ yes | no ] */</text:p>
      <text:p text:style-name="Kod"><text:tab/><text:tab/><text:tab/>&lt;ssl&gt;no&lt;/ssl&gt; /* If Secure Socket Layer should be used. [ yes | no ] */</text:p>
      <text:p text:style-name="Kod"><text:tab/><text:tab/><text:tab/>&lt;access&gt;public&lt;/access&gt; /* If the resource is public or login is required, if so run database. [ public | restricted ]*/</text:p>
      <text:p text:style-name="Kod"><text:tab/><text:tab/><text:tab/>&lt;component&gt; /* The component that manages this resource. */</text:p>
      <text:p text:style-name="Kod"><text:tab/><text:tab/><text:tab/><text:tab/>&lt;name&gt;mycomponent_comp&lt;/name&gt; /* The id string of the installed component. */</text:p>
      <text:p text:style-name="Kod"><text:tab/><text:tab/><text:tab/><text:tab/>&lt;instance&gt;234234&lt;/instance&gt; /* Instance of the component. */</text:p>
      <text:p text:style-name="Kod"><text:tab/><text:tab/><text:tab/><text:tab/>&lt;recursive&gt;no&lt;/recursive&gt; /* If this instance generates resources in this path, this instance is recursive. [ yes | no ] */</text:p>
      <text:p text:style-name="Kod"><text:tab/><text:tab/><text:tab/><text:tab/>&lt;params&gt; /* Parameters to the component for this resource. */</text:p>
      <text:p text:style-name="Kod"><text:tab/><text:tab/><text:tab/><text:tab/><text:tab/>&lt;param&gt; /* A parameter. */</text:p>
      <text:p text:style-name="Kod"><text:tab/><text:tab/><text:tab/><text:tab/><text:tab/><text:tab/>&lt;key&gt;a&lt;/key&gt; /* Name of the parameter. */</text:p>
      <text:p text:style-name="Kod"><text:tab/><text:tab/><text:tab/><text:tab/><text:tab/><text:tab/>&lt;value&gt;4543&lt;/value&gt; /*Value of the parameter. */</text:p>
      <text:p text:style-name="Kod"><text:tab/><text:tab/><text:tab/><text:tab/><text:tab/>&lt;/param&gt;</text:p>
      <text:p text:style-name="Kod"><text:tab/><text:tab/><text:tab/><text:tab/><text:tab/>&lt;param&gt;</text:p>
      <text:p text:style-name="Kod"><text:tab/><text:tab/><text:tab/><text:tab/><text:tab/><text:tab/>&lt;key&gt;b&lt;/key&gt;</text:p>
      <text:p text:style-name="Kod"><text:tab/><text:tab/><text:tab/><text:tab/><text:tab/><text:tab/>&lt;value&gt;name&lt;/value&gt;</text:p>
      <text:p text:style-name="Kod"><text:tab/><text:tab/><text:tab/><text:tab/><text:tab/>&lt;/param&gt;</text:p>
      <text:p text:style-name="Kod"><text:tab/><text:tab/><text:tab/><text:tab/>&lt;/params&gt;</text:p>
      <text:p text:style-name="Kod"><text:tab/><text:tab/><text:tab/>&lt;/component&gt;</text:p>
      <text:p text:style-name="Kod"><text:tab/><text:tab/>&lt;/resource&gt;</text:p>
      <text:p text:style-name="Kod"><text:tab/><text:tab/>&lt;redirect&gt;/members/signup.html&lt;/redirect&gt; /* If the type is "redirect", then should contain a absolute url. */</text:p>
      <text:p text:style-name="Kod"><text:tab/>&lt;/urlentry&gt;</text:p>
      <text:p text:style-name="Kod">&lt;/kpcms&gt;</text:p>
      <table:table table:name="Tabell1" table:style-name="Tabell1">
        <table:table-column table:style-name="Tabell1.A"/>
        <table:table-column table:style-name="Tabell1.B"/>
        <table:table-column table:style-name="Tabell1.C" table:number-columns-repeated="2"/>
        <table:table-column table:style-name="Tabell1.E"/>
        <table:table-column table:style-name="Tabell1.F"/>
        <table:table-row>
          <table:table-cell table:style-name="Tabell1.A1" office:value-type="string">
            <text:p text:style-name="P1">Tag</text:p>
          </table:table-cell>
          <table:table-cell table:style-name="Tabell1.A1" office:value-type="string">
            <text:p text:style-name="P1">Child of</text:p>
          </table:table-cell>
          <table:table-cell table:style-name="Tabell1.A1" office:value-type="string">
            <text:p text:style-name="P1">M</text:p>
          </table:table-cell>
          <table:table-cell table:style-name="Tabell1.A1" office:value-type="string">
            <text:p text:style-name="P1">N</text:p>
          </table:table-cell>
          <table:table-cell table:style-name="Tabell1.A1" office:value-type="string">
            <text:p text:style-name="P1">Value</text:p>
          </table:table-cell>
          <table:table-cell table:style-name="Tabell1.F1" office:value-type="string">
            <text:p text:style-name="P1">Description</text:p>
          </table:table-cell>
        </table:table-row>
        <table:table-row>
          <table:table-cell table:style-name="Tabell1.A2" office:value-type="string">
            <text:p text:style-name="Kod">&lt;urlentry&gt;</text:p>
          </table:table-cell>
          <table:table-cell table:style-name="Tabell1.A2" office:value-type="string">
            <text:p text:style-name="Kod">&lt;kpcms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The body tag for a URL entry file.</text:p>
          </table:table-cell>
        </table:table-row>
        <table:table-row>
          <table:table-cell table:style-name="Tabell1.A2" office:value-type="string">
            <text:p text:style-name="Kod">&lt;url&gt;</text:p>
          </table:table-cell>
          <table:table-cell table:style-name="Tabell1.A2" office:value-type="string">
            <text:p text:style-name="Kod">&lt;urlentry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Path</text:p>
          </table:table-cell>
          <table:table-cell table:style-name="Tabell1.F2" office:value-type="string">
            <text:p text:style-name="Text_20_body">The URL in itself.</text:p>
          </table:table-cell>
        </table:table-row>
        <table:table-row>
          <table:table-cell table:style-name="Tabell1.A2" office:value-type="string">
            <text:p text:style-name="Kod">&lt;type&gt;</text:p>
          </table:table-cell>
          <table:table-cell table:style-name="Tabell1.A2" office:value-type="string">
            <text:p text:style-name="Kod">&lt;urlentry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resource|redirect|gone]</text:p>
          </table:table-cell>
          <table:table-cell table:style-name="Tabell1.F2" office:value-type="string">
            <text:p text:style-name="Text_20_body">Type of entry. 200/301/410</text:p>
          </table:table-cell>
        </table:table-row>
        <table:table-row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Kod">&lt;urlentry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Contains information about the resource. Can only be used if &lt;type&gt; is “resource”.</text:p>
          </table:table-cell>
        </table:table-row>
        <table:table-row>
          <table:table-cell table:style-name="Tabell1.A2" office:value-type="string">
            <text:p text:style-name="Kod">&lt;redirect&gt;</text:p>
          </table:table-cell>
          <table:table-cell table:style-name="Tabell1.A2" office:value-type="string">
            <text:p text:style-name="Kod">&lt;urlentry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Path</text:p>
          </table:table-cell>
          <table:table-cell table:style-name="Tabell1.F2" office:value-type="string">
            <text:p text:style-name="Text_20_body">Contains the path to redirect to. Can only be used if &lt;type&gt; is “redirect”.</text:p>
          </table:table-cell>
        </table:table-row>
        <table:table-row>
          <table:table-cell table:style-name="Tabell1.A2" office:value-type="string">
            <text:p text:style-name="Kod">&lt;base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Path</text:p>
          </table:table-cell>
          <table:table-cell table:style-name="Tabell1.F2" office:value-type="string">
            <text:p text:style-name="Text_20_body">If entry is derived, holds the path to the <text:s/>recursive instance of the component.</text:p>
          </table:table-cell>
        </table:table-row>
        <table:table-row>
          <table:table-cell table:style-name="Tabell1.A2" office:value-type="string">
            <text:p text:style-name="Kod">&lt;allowed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Describes the HTTP request methods allowed for this entry.</text:p>
          </table:table-cell>
        </table:table-row>
        <table:table-row>
          <table:table-cell table:style-name="Tabell1.A2" office:value-type="string">
            <text:p text:style-name="Kod">&lt;method&gt;</text:p>
          </table:table-cell>
          <table:table-cell table:style-name="Tabell1.A2" office:value-type="string">
            <text:p text:style-name="Kod">&lt;allowed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String</text:p>
          </table:table-cell>
          <table:table-cell table:style-name="Tabell1.F2" office:value-type="string">
            <text:p text:style-name="Text_20_body">Allowed method of entry.</text:p>
          </table:table-cell>
        </table:table-row>
        <table:table-row>
          <table:table-cell table:style-name="Tabell1.A2" office:value-type="string">
            <text:p text:style-name="Kod">&lt;translations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Available translations of the resource.</text:p>
          </table:table-cell>
        </table:table-row>
        <table:table-row>
          <table:table-cell table:style-name="Tabell1.A2" office:value-type="string">
            <text:p text:style-name="Kod">&lt;language&gt;</text:p>
          </table:table-cell>
          <table:table-cell table:style-name="Tabell1.A2" office:value-type="string">
            <text:p text:style-name="Kod">&lt;translations&gt;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String</text:p>
          </table:table-cell>
          <table:table-cell table:style-name="Tabell1.F2" office:value-type="string">
            <text:p text:style-name="Text_20_body">A language translation.</text:p>
          </table:table-cell>
        </table:table-row>
        <table:table-row>
          <table:table-cell table:style-name="Tabell1.A2" office:value-type="string">
            <text:p text:style-name="Kod">&lt;cached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no|Timestamp]</text:p>
          </table:table-cell>
          <table:table-cell table:style-name="Tabell1.F2" office:value-type="string">
            <text:p text:style-name="Text_20_body">If, the age of the cached copy.</text:p>
          </table:table-cell>
        </table:table-row>
        <table:table-row>
          <table:table-cell table:style-name="Tabell1.A2" office:value-type="string">
            <text:p text:style-name="Kod">&lt;created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imestamp</text:p>
          </table:table-cell>
          <table:table-cell table:style-name="Tabell1.F2" office:value-type="string">
            <text:p text:style-name="Text_20_body">The timestamp of the creation.</text:p>
          </table:table-cell>
        </table:table-row>
        <table:table-row>
          <table:table-cell table:style-name="Tabell1.A2" office:value-type="string">
            <text:p text:style-name="Kod">&lt;modified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imestamp</text:p>
          </table:table-cell>
          <table:table-cell table:style-name="Tabell1.F2" office:value-type="string">
            <text:p text:style-name="Text_20_body">The timestamp since last modified.</text:p>
          </table:table-cell>
        </table:table-row>
        <table:table-row>
          <table:table-cell table:style-name="Tabell1.A2" office:value-type="string">
            <text:p text:style-name="Kod">&lt;expires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Timestamp|never|expired]</text:p>
          </table:table-cell>
          <table:table-cell table:style-name="Tabell1.F2" office:value-type="string">
            <text:p text:style-name="Text_20_body">Tells when resource will expire.</text:p>
          </table:table-cell>
        </table:table-row>
        <table:table-row>
          <table:table-cell table:style-name="Tabell1.A2" office:value-type="string">
            <text:p text:style-name="Kod">&lt;protect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yes|no]</text:p>
          </table:table-cell>
          <table:table-cell table:style-name="Tabell1.F2" office:value-type="string">
            <text:p text:style-name="Text_20_body">If the page should be cached on transfer.</text:p>
          </table:table-cell>
        </table:table-row>
        <table:table-row>
          <table:table-cell table:style-name="Tabell1.A2" office:value-type="string">
            <text:p text:style-name="Kod">&lt;ssl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yes|no]</text:p>
          </table:table-cell>
          <table:table-cell table:style-name="Tabell1.F2" office:value-type="string">
            <text:p text:style-name="Text_20_body">Force encrypted connection.</text:p>
          </table:table-cell>
        </table:table-row>
        <table:table-row>
          <table:table-cell table:style-name="Tabell1.A2" office:value-type="string">
            <text:p text:style-name="Kod">&lt;access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public|restricted]</text:p>
          </table:table-cell>
          <table:table-cell table:style-name="Tabell1.F2" office:value-type="string">
            <text:p text:style-name="Text_20_body">If password is required. Check against database.</text:p>
          </table:table-cell>
        </table:table-row>
        <table:table-row>
          <table:table-cell table:style-name="Tabell1.A2" office:value-type="string">
            <text:p text:style-name="Kod">&lt;component&gt;</text:p>
          </table:table-cell>
          <table:table-cell table:style-name="Tabell1.A2" office:value-type="string">
            <text:p text:style-name="Kod">&lt;resource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The component that manages the resource.</text:p>
          </table:table-cell>
        </table:table-row>
        <table:table-row>
          <table:table-cell table:style-name="Tabell1.A2" office:value-type="string">
            <text:p text:style-name="Kod">&lt;name&gt;</text:p>
          </table:table-cell>
          <table:table-cell table:style-name="Tabell1.A2" office:value-type="string">
            <text:p text:style-name="Kod">&lt;component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String</text:p>
          </table:table-cell>
          <table:table-cell table:style-name="Tabell1.F2" office:value-type="string">
            <text:p text:style-name="Text_20_body">The installation name of the component.</text:p>
          </table:table-cell>
        </table:table-row>
        <table:table-row>
          <table:table-cell table:style-name="Tabell1.A2" office:value-type="string">
            <text:p text:style-name="Kod">&lt;instance&gt;</text:p>
          </table:table-cell>
          <table:table-cell table:style-name="Tabell1.A2" office:value-type="string">
            <text:p text:style-name="Kod">&lt;component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String</text:p>
          </table:table-cell>
          <table:table-cell table:style-name="Tabell1.F2" office:value-type="string">
            <text:p text:style-name="Text_20_body">The instance of the component.</text:p>
          </table:table-cell>
        </table:table-row>
        <table:table-row>
          <table:table-cell table:style-name="Tabell1.A2" office:value-type="string">
            <text:p text:style-name="Kod">&lt;recursive&gt;</text:p>
          </table:table-cell>
          <table:table-cell table:style-name="Tabell1.A2" office:value-type="string">
            <text:p text:style-name="Kod">&lt;component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[yes|no]</text:p>
          </table:table-cell>
          <table:table-cell table:style-name="Tabell1.F2" office:value-type="string">
            <text:p text:style-name="Text_20_body">If the instance of the component is recursive.</text:p>
          </table:table-cell>
        </table:table-row>
        <table:table-row>
          <table:table-cell table:style-name="Tabell1.A2" office:value-type="string">
            <text:p text:style-name="Kod">&lt;params&gt;</text:p>
          </table:table-cell>
          <table:table-cell table:style-name="Tabell1.A2" office:value-type="string">
            <text:p text:style-name="Kod">&lt;component&gt;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Parameters to send to the instance.</text:p>
          </table:table-cell>
        </table:table-row>
        <table:table-row>
          <table:table-cell table:style-name="Tabell1.A2" office:value-type="string">
            <text:p text:style-name="Kod">&lt;param&gt;</text:p>
          </table:table-cell>
          <table:table-cell table:style-name="Tabell1.A2" office:value-type="string">
            <text:p text:style-name="Kod">&lt;params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n</text:p>
          </table:table-cell>
          <table:table-cell table:style-name="Tabell1.A2" office:value-type="string">
            <text:p text:style-name="Text_20_body">Tags</text:p>
          </table:table-cell>
          <table:table-cell table:style-name="Tabell1.F2" office:value-type="string">
            <text:p text:style-name="Text_20_body">A parameter.</text:p>
          </table:table-cell>
        </table:table-row>
        <table:table-row>
          <table:table-cell table:style-name="Tabell1.A2" office:value-type="string">
            <text:p text:style-name="Kod">&lt;key&gt;</text:p>
          </table:table-cell>
          <table:table-cell table:style-name="Tabell1.A2" office:value-type="string">
            <text:p text:style-name="Kod">&lt;param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String</text:p>
          </table:table-cell>
          <table:table-cell table:style-name="Tabell1.F2" office:value-type="string">
            <text:p text:style-name="Text_20_body">The name of the parameter.</text:p>
          </table:table-cell>
        </table:table-row>
        <table:table-row>
          <table:table-cell table:style-name="Tabell1.A2" office:value-type="string">
            <text:p text:style-name="Kod">&lt;value&gt;</text:p>
          </table:table-cell>
          <table:table-cell table:style-name="Tabell1.A2" office:value-type="string">
            <text:p text:style-name="Kod">&lt;param&gt;</text:p>
          </table:table-cell>
          <table:table-cell table:style-name="Tabell1.A2" office:value-type="string">
            <text:p text:style-name="Text_20_body">Y</text:p>
          </table:table-cell>
          <table:table-cell table:style-name="Tabell1.A2" office:value-type="string">
            <text:p text:style-name="Text_20_body">1</text:p>
          </table:table-cell>
          <table:table-cell table:style-name="Tabell1.A2" office:value-type="string">
            <text:p text:style-name="Text_20_body">Anything</text:p>
          </table:table-cell>
          <table:table-cell table:style-name="Tabell1.F2" office:value-type="string">
            <text:p text:style-name="Text_20_body">The value of the parameter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Kod" style:family="paragraph" style:parent-style-name="Text_20_body" style:class="text">
      <style:text-properties style:font-name="Bitstream Vera Sans" fo:font-size="8pt" style:font-size-asian="8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Kristoffer Paulsson</meta:initial-creator>
    <meta:creation-date>2007-02-13T00:31:15</meta:creation-date>
    <dc:date>2007-02-26T00:22:58</dc:date>
    <dc:language>en-US</dc:language>
    <meta:editing-cycles>19</meta:editing-cycles>
    <meta:editing-duration>PT20H23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3" meta:paragraph-count="205" meta:word-count="746" meta:character-count="4789"/>
  </office:meta>
</office:document-meta>
</file>